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0000001E0FAD72470C16E34E1.png" manifest:media-type="image/png"/>
  <manifest:file-entry manifest:full-path="Pictures/10000000000001E0000001E049CDDDEF9DF88760.png" manifest:media-type="image/png"/>
  <manifest:file-entry manifest:full-path="Pictures/10000000000001E0000001E0AF8FC94762EF1A70.png" manifest:media-type="image/png"/>
  <manifest:file-entry manifest:full-path="Pictures/10000000000001E0000001E084F0F94C1F10586D.png" manifest:media-type="image/png"/>
  <manifest:file-entry manifest:full-path="Pictures/10000000000001E0000001E0BA398E4E1C1BC60E.png" manifest:media-type="image/png"/>
  <manifest:file-entry manifest:full-path="Pictures/10000000000001E0000001E0C820E2F085C65D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01cm, 0.265cm, 1.023cm, 0.516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32cm, 0.519cm, 1.023cm, 0.49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75cm, 0.508cm, 1.017cm, 0.761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75cm, 0.421cm, 1.078cm, 0.59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3cm, 0.519cm, 1.023cm, 0.516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98cm, 0.509cm, 1.016cm, 0.506cm)" draw:image-opacity="100%" style:mirror="none"/>
    </style:style>
    <style:style style:name="gr11" style:family="graphic" style:parent-style-name="headline1">
      <style:graphic-properties draw:auto-grow-height="true" draw:auto-grow-width="false" fo:max-height="0cm" fo:min-height="0.512cm"/>
    </style:style>
    <style:style style:name="gr12" style:family="graphic" style:parent-style-name="headline1">
      <style:graphic-properties draw:auto-grow-height="true" draw:auto-grow-width="false" fo:max-height="0cm" fo:min-height="0.749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style:font-name="Symbola" style:font-name-asian="Symbola" style:font-name-complex="Symbol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7.366cm" svg:height="6.35cm" svg:x="1.016cm" svg:y="1.016cm">
            <draw:image xlink:href="Pictures/10000000000001E0000001E0BA398E4E1C1BC60E.png" xlink:type="simple" xlink:show="embed" xlink:actuate="onLoad">
              <text:p/>
            </draw:image>
          </draw:frame>
          <draw:frame draw:style-name="gr2" draw:text-style-name="P2" draw:layer="layout" svg:width="3.556cm" svg:height="0.662cm" svg:x="3.048cm" svg:y="0.354cm">
            <draw:text-box>
              <text:p>CD68 – cluster 2</text:p>
            </draw:text-box>
          </draw:frame>
        </draw:g>
        <draw:g>
          <draw:frame draw:style-name="gr3" draw:text-style-name="P1" draw:layer="layout" svg:width="7.22cm" svg:height="6.453cm" svg:x="10.306cm" svg:y="0.862cm">
            <draw:image xlink:href="Pictures/10000000000001E0000001E0C820E2F085C65DB0.png" xlink:type="simple" xlink:show="embed" xlink:actuate="onLoad">
              <text:p/>
            </draw:image>
          </draw:frame>
          <draw:frame draw:style-name="gr2" draw:text-style-name="P2" draw:layer="layout" svg:width="3.556cm" svg:height="0.662cm" svg:x="12.446cm" svg:y="0.354cm">
            <draw:text-box>
              <text:p>CD86 – cluster 1</text:p>
            </draw:text-box>
          </draw:frame>
        </draw:g>
        <draw:g>
          <draw:frame draw:style-name="gr4" draw:text-style-name="P1" draw:layer="layout" svg:width="6.758cm" svg:height="6.12cm" svg:x="19.812cm" svg:y="0.992cm">
            <draw:image xlink:href="Pictures/10000000000001E0000001E084F0F94C1F10586D.png" xlink:type="simple" xlink:show="embed" xlink:actuate="onLoad">
              <text:p/>
            </draw:image>
          </draw:frame>
          <draw:frame draw:style-name="gr5" draw:text-style-name="P2" draw:layer="layout" svg:width="3.379cm" svg:height="1.073cm" svg:x="21.743cm" svg:y="0.354cm">
            <draw:text-box>
              <text:p>CD80 – cluster 1</text:p>
            </draw:text-box>
          </draw:frame>
        </draw:g>
        <draw:g>
          <draw:frame draw:style-name="gr6" draw:text-style-name="P1" draw:layer="layout" svg:width="6.878cm" svg:height="6.082cm" svg:x="1.27cm" svg:y="8.858cm">
            <draw:image xlink:href="Pictures/10000000000001E0000001E0AF8FC94762EF1A70.png" xlink:type="simple" xlink:show="embed" xlink:actuate="onLoad">
              <text:p/>
            </draw:image>
          </draw:frame>
          <draw:frame draw:style-name="gr7" draw:text-style-name="P2" draw:layer="layout" svg:width="3.442cm" svg:height="1.673cm" svg:x="3.162cm" svg:y="8.128cm">
            <draw:text-box>
              <text:p>ApoE – cluster 2</text:p>
            </draw:text-box>
          </draw:frame>
        </draw:g>
        <draw:g>
          <draw:frame draw:style-name="gr8" draw:text-style-name="P1" draw:layer="layout" svg:width="7.091cm" svg:height="6.35cm" svg:x="10.435cm" svg:y="8.582cm">
            <draw:image xlink:href="Pictures/10000000000001E0000001E049CDDDEF9DF88760.png" xlink:type="simple" xlink:show="embed" xlink:actuate="onLoad">
              <text:p/>
            </draw:image>
          </draw:frame>
          <draw:frame draw:style-name="gr9" draw:text-style-name="P2" draw:layer="layout" svg:width="4.318cm" svg:height="1.132cm" svg:x="12.213cm" svg:y="8.074cm">
            <draw:text-box>
              <text:p>IL13R - <text:span text:style-name="T1">𝜶 </text:span>1 – cluster 2</text:p>
            </draw:text-box>
          </draw:frame>
        </draw:g>
        <draw:g>
          <draw:frame draw:style-name="gr10" draw:text-style-name="P1" draw:layer="layout" svg:width="6.857cm" svg:height="6.094cm" svg:x="19.813cm" svg:y="8.636cm">
            <draw:image xlink:href="Pictures/10000000000001E0000001E0FAD72470C16E34E1.png" xlink:type="simple" xlink:show="embed" xlink:actuate="onLoad">
              <text:p/>
            </draw:image>
          </draw:frame>
          <draw:frame draw:style-name="gr9" draw:text-style-name="P2" draw:layer="layout" svg:width="4.318cm" svg:height="1.132cm" svg:x="21.336cm" svg:y="8.128cm">
            <draw:text-box>
              <text:p>IL13R - <text:span text:style-name="T1">𝜶 2</text:span> – cluster 2</text:p>
            </draw:text-box>
          </draw:frame>
        </draw:g>
        <draw:frame draw:style-name="gr11" draw:layer="layout" svg:width="4.064cm" svg:height="0.962cm" draw:transform="rotate (1.56817833291691) translate (0.043cm 9.144cm)">
          <draw:text-box>
            <text:p>Expression</text:p>
          </draw:text-box>
        </draw:frame>
        <draw:frame draw:style-name="gr12" draw:layer="layout" svg:width="7.134cm" svg:height="0.999cm" draw:transform="rotate (0.00558505360638185) translate (10.668cm 14.751cm)">
          <draw:text-box>
            <text:p>Days after treatment</text:p>
          </draw:text-box>
        </draw:fram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style-name="Bold" style:font-family-generic="swiss" style:font-pitch="variable" fo:font-size="10.5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4T18:10:58.320883972</meta:creation-date>
    <dc:date>2018-11-25T01:08:00.978882777</dc:date>
    <meta:editing-duration>PT10M55S</meta:editing-duration>
    <meta:editing-cycles>2</meta:editing-cycles>
    <meta:generator>LibreOffice/6.0.6.2$Linux_X86_64 LibreOffice_project/00m0$Build-2</meta:generator>
    <meta:document-statistic meta:object-count="43"/>
  </office:meta>
</office:document-meta>
</file>